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3E8BC45FB7680C66DB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3278in" fo:margin-left="0.1181in" table:align="left"/>
    </style:style>
    <style:style style:name="Table1.A" style:family="table-column">
      <style:table-column-properties style:column-width="4.3278in"/>
    </style:style>
    <style:style style:name="Table1.A1" style:family="table-cell">
      <style:table-cell-properties fo:padding-left="0.0396in" fo:padding-right="0.0396in" fo:padding-top="0in" fo:padding-bottom="0in" fo:border="none"/>
    </style:style>
    <style:style style:name="Table1.9" style:family="table-row">
      <style:table-row-properties style:min-row-height="0.1646in"/>
    </style:style>
    <style:style style:name="Table8" style:family="table">
      <style:table-properties style:width="6.8069in" table:align="right"/>
    </style:style>
    <style:style style:name="Table8.A" style:family="table-column">
      <style:table-column-properties style:column-width="6.8069in"/>
    </style:style>
    <style:style style:name="Table8.A1" style:family="table-cell">
      <style:table-cell-properties fo:padding="0.0382in" fo:border="none"/>
    </style:style>
    <style:style style:name="Tableau2" style:family="table">
      <style:table-properties style:width="6.809in" fo:margin-left="0.1181in" fo:margin-top="0in" fo:margin-bottom="0in" table:align="left" fo:background-color="transparent">
        <style:background-image/>
      </style:table-properties>
    </style:style>
    <style:style style:name="Tableau2.A" style:family="table-column">
      <style:table-column-properties style:column-width="3.859in"/>
    </style:style>
    <style:style style:name="Tableau2.B" style:family="table-column">
      <style:table-column-properties style:column-width="0.9833in"/>
    </style:style>
    <style:style style:name="Tableau2.1" style:family="table-row">
      <style:table-row-properties style:row-height="0.2757in" fo:keep-together="always"/>
    </style:style>
    <style:style style:name="Tableau2.A1" style:family="table-cell">
      <style:table-cell-properties style:vertical-align="middle" fo:background-color="#33353f" fo:padding="0.0382in" fo:border-left="0.05pt solid #000000" fo:border-right="none" fo:border-top="0.5pt solid #33353f" fo:border-bottom="0.5pt solid #33353f">
        <style:background-image/>
      </style:table-cell-properties>
    </style:style>
    <style:style style:name="Tableau2.B1" style:family="table-cell">
      <style:table-cell-properties style:vertical-align="middle" fo:background-color="#33353f" fo:padding="0.0382in" fo:border-left="0.5pt solid #33353f" fo:border-right="none" fo:border-top="0.5pt solid #33353f" fo:border-bottom="0.5pt solid #33353f">
        <style:background-image/>
      </style:table-cell-properties>
    </style:style>
    <style:style style:name="Tableau2.D1" style:family="table-cell">
      <style:table-cell-properties style:vertical-align="middle" fo:background-color="#33353f" fo:padding="0.0382in" fo:border="0.5pt solid #33353f">
        <style:background-image/>
      </style:table-cell-properties>
    </style:style>
    <style:style style:name="Tableau2.2" style:family="table-row">
      <style:table-row-properties style:min-row-height="0.2757in" fo:keep-together="always"/>
    </style:style>
    <style:style style:name="Tableau2.A2" style:family="table-cell">
      <style:table-cell-properties style:vertical-align="middle" fo:padding="0.0382in" fo:border-left="0.05pt solid #000000" fo:border-right="none" fo:border-top="none" fo:border-bottom="0.05pt solid #555753"/>
    </style:style>
    <style:style style:name="Tableau2.B2" style:family="table-cell" style:data-style-name="N10002">
      <style:table-cell-properties style:vertical-align="middle" fo:padding="0.0382in" fo:border-left="0.05pt solid #555753" fo:border-right="none" fo:border-top="none" fo:border-bottom="0.05pt solid #555753"/>
    </style:style>
    <style:style style:name="Tableau2.C2" style:family="table-cell" style:data-style-name="N10004">
      <style:table-cell-properties style:vertical-align="middle" fo:padding="0.0382in" fo:border-left="0.05pt solid #555753" fo:border-right="none" fo:border-top="none" fo:border-bottom="0.05pt solid #555753"/>
    </style:style>
    <style:style style:name="Tableau2.D2" style:family="table-cell" style:data-style-name="N10004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au2.A3" style:family="table-cell">
      <style:table-cell-properties style:vertical-align="middle" fo:padding="0.0382in" fo:border-left="0.05pt solid #000000" fo:border-right="none" fo:border-top="none" fo:border-bottom="0.05pt solid #555753"/>
    </style:style>
    <style:style style:name="Tableau2.B3" style:family="table-cell" style:data-style-name="N10002">
      <style:table-cell-properties style:vertical-align="middle" fo:padding="0.0382in" fo:border-left="0.05pt solid #555753" fo:border-right="none" fo:border-top="none" fo:border-bottom="0.05pt solid #555753"/>
    </style:style>
    <style:style style:name="Tableau2.C3" style:family="table-cell" style:data-style-name="N10004">
      <style:table-cell-properties style:vertical-align="middle" fo:padding="0.0382in" fo:border-left="0.05pt solid #555753" fo:border-right="none" fo:border-top="none" fo:border-bottom="0.05pt solid #555753"/>
    </style:style>
    <style:style style:name="Tableau2.D3" style:family="table-cell" style:data-style-name="N10004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au2.A4" style:family="table-cell">
      <style:table-cell-properties style:vertical-align="middle" fo:padding="0.0382in" fo:border-left="0.05pt solid #000000" fo:border-right="none" fo:border-top="none" fo:border-bottom="0.05pt solid #555753"/>
    </style:style>
    <style:style style:name="Tableau2.B4" style:family="table-cell" style:data-style-name="N10002">
      <style:table-cell-properties style:vertical-align="middle" fo:padding="0.0382in" fo:border-left="0.05pt solid #555753" fo:border-right="none" fo:border-top="none" fo:border-bottom="0.05pt solid #555753"/>
    </style:style>
    <style:style style:name="Tableau2.C4" style:family="table-cell" style:data-style-name="N10004">
      <style:table-cell-properties style:vertical-align="middle" fo:padding="0.0382in" fo:border-left="0.05pt solid #555753" fo:border-right="none" fo:border-top="none" fo:border-bottom="0.05pt solid #555753"/>
    </style:style>
    <style:style style:name="Tableau2.D4" style:family="table-cell" style:data-style-name="N10004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7" style:family="table">
      <style:table-properties style:width="6.809in" fo:margin-left="0.1181in" fo:margin-top="0in" fo:margin-bottom="0in" table:align="left" fo:background-color="transparent" style:may-break-between-rows="false">
        <style:background-image/>
      </style:table-properties>
    </style:style>
    <style:style style:name="Table7.A" style:family="table-column">
      <style:table-column-properties style:column-width="3.859in"/>
    </style:style>
    <style:style style:name="Table7.B" style:family="table-column">
      <style:table-column-properties style:column-width="1.9667in"/>
    </style:style>
    <style:style style:name="Table7.C" style:family="table-column">
      <style:table-column-properties style:column-width="0.9833in"/>
    </style:style>
    <style:style style:name="Table7.1" style:family="table-row">
      <style:table-row-properties style:min-row-height="0.2757in" fo:keep-together="always"/>
    </style:style>
    <style:style style:name="Table7.A1" style:family="table-cell">
      <style:table-cell-properties style:vertical-align="middle" fo:padding="0.0382in" fo:border="none"/>
    </style:style>
    <style:style style:name="Table7.B1" style:family="table-cell">
      <style:table-cell-properties style:vertical-align="middle" fo:padding="0.0382in" fo:border-left="0.05pt solid #555753" fo:border-right="none" fo:border-top="0.05pt solid #555753" fo:border-bottom="0.05pt solid #555753"/>
    </style:style>
    <style:style style:name="Table7.C1" style:family="table-cell" style:data-style-name="N10004">
      <style:table-cell-properties style:vertical-align="middle" fo:background-color="transparent" fo:padding="0.0382in" fo:border="0.05pt solid #555753">
        <style:background-image/>
      </style:table-cell-properties>
    </style:style>
    <style:style style:name="Table7.B2" style:family="table-cell">
      <style:table-cell-properties style:vertical-align="middle" fo:padding="0.0382in" fo:border-left="0.05pt solid #555753" fo:border-right="none" fo:border-top="none" fo:border-bottom="0.05pt solid #555753"/>
    </style:style>
    <style:style style:name="Table7.C2" style:family="table-cell" style:data-style-name="N10004">
      <style:table-cell-properties style:vertical-align="middle" fo:background-color="transparent" fo:padding="0.0382in" fo:border-left="0.05pt solid #555753" fo:border-right="0.05pt solid #555753" fo:border-top="none" fo:border-bottom="0.05pt solid #555753">
        <style:background-image/>
      </style:table-cell-properties>
    </style:style>
    <style:style style:name="Table7.B3" style:family="table-cell">
      <style:table-cell-properties style:vertical-align="middle" fo:padding="0.0382in" fo:border-left="0.05pt solid #555753" fo:border-right="none" fo:border-top="none" fo:border-bottom="0.05pt solid #555753"/>
    </style:style>
    <style:style style:name="Table7.B4" style:family="table-cell">
      <style:table-cell-properties style:vertical-align="middle" fo:padding="0.0382in" fo:border-left="0.05pt solid #555753" fo:border-right="none" fo:border-top="none" fo:border-bottom="0.05pt solid #555753"/>
    </style:style>
    <style:style style:name="Table7.B5" style:family="table-cell">
      <style:table-cell-properties style:vertical-align="middle" fo:background-color="#33353f" fo:padding="0.0382in" fo:border-left="0.05pt solid #555753" fo:border-right="none" fo:border-top="none" fo:border-bottom="0.05pt solid #555753">
        <style:background-image/>
      </style:table-cell-properties>
    </style:style>
    <style:style style:name="Table7.C5" style:family="table-cell" style:data-style-name="N10004">
      <style:table-cell-properties style:vertical-align="middle" fo:background-color="#33353f" fo:padding="0.0382in" fo:border-left="0.05pt solid #555753" fo:border-right="0.05pt solid #555753" fo:border-top="none" fo:border-bottom="0.05pt solid #555753">
        <style:background-image/>
      </style:table-cell-properties>
    </style:style>
    <style:style style:name="Table2" style:family="table">
      <style:table-properties style:width="6.8069in" table:align="right"/>
    </style:style>
    <style:style style:name="Table2.A" style:family="table-column">
      <style:table-column-properties style:column-width="6.8069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07f43f6"/>
    </style:style>
    <style:style style:name="P2" style:family="paragraph" style:parent-style-name="Table_20_Contents">
      <style:paragraph-properties fo:text-align="end" style:justify-single-word="false"/>
      <style:text-properties officeooo:paragraph-rsid="007f43f6"/>
    </style:style>
    <style:style style:name="P3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P4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P5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P6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color="#33353f" style:font-name="Arial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38555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8128d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Table_20_Contents">
      <style:text-properties fo:color="#33353f" style:font-name="Arial" fo:font-size="9pt" fo:font-weight="bold" officeooo:paragraph-rsid="0025ea1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fo:color="#33353f" style:font-name="Arial" fo:font-size="9pt" fo:font-weight="normal" officeooo:paragraph-rsid="0025ea18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8128d" officeooo:paragraph-rsid="0025ea18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3353f"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color="#33353f"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33353f" style:font-name="arial" fo:font-size="9pt" style:font-size-asian="9pt" style:font-size-complex="9pt"/>
    </style:style>
    <style:style style:name="P18" style:family="paragraph" style:parent-style-name="Table_20_Contents">
      <style:text-properties fo:color="#33353f" style:font-name="arial" fo:font-size="9pt" fo:font-style="italic" officeooo:rsid="00531f7a" officeooo:paragraph-rsid="008d84da" style:font-size-asian="9pt" style:font-style-asian="italic" style:font-size-complex="9pt" style:font-style-complex="italic"/>
    </style:style>
    <style:style style:name="P19" style:family="paragraph" style:parent-style-name="Table_20_Contents">
      <style:text-properties fo:color="#33353f" style:font-name="arial" fo:font-size="9pt" fo:font-style="italic" officeooo:rsid="00531f7a" officeooo:paragraph-rsid="008e78d5" style:font-size-asian="9pt" style:font-style-asian="italic" style:font-size-complex="9pt" style:font-style-complex="italic"/>
    </style:style>
    <style:style style:name="P20" style:family="paragraph" style:parent-style-name="Table_20_Contents">
      <style:text-properties fo:color="#33353f" style:font-name="arial" fo:font-size="9pt" fo:font-style="italic" officeooo:rsid="0094df79" officeooo:paragraph-rsid="008d84da" style:font-size-asian="9pt" style:font-style-asian="italic" style:font-size-complex="9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2" style:family="paragraph" style:parent-style-name="Table_20_Contents">
      <style:paragraph-properties fo:text-align="center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3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4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font-style-complex="normal" style:text-emphasize="none"/>
    </style:style>
    <style:style style:name="P25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26472c" officeooo:paragraph-rsid="0026472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officeooo:rsid="0026472c" officeooo:paragraph-rsid="0026472c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0cec5f" officeooo:paragraph-rsid="000cec5f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ffff" style:font-name="Arial" fo:font-size="9pt" fo:font-weight="bold" officeooo:rsid="003ca6e7" officeooo:paragraph-rsid="003ca6e7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aa788b" officeooo:paragraph-rsid="00aa788b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ffff" style:font-name="arial" fo:font-size="9pt" officeooo:paragraph-rsid="0026472c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text-properties fo:color="#303336" style:font-name="Arial" fo:font-size="9pt" fo:font-style="italic" fo:font-weight="bold" officeooo:rsid="00243b94" officeooo:paragraph-rsid="00531f7a" style:font-size-asian="9pt" style:font-style-asian="italic" style:font-weight-asian="bold" style:font-size-complex="9pt" style:font-style-complex="italic" style:font-weight-complex="bold"/>
    </style:style>
    <style:style style:name="P41" style:family="paragraph" style:parent-style-name="Standard">
      <style:text-properties officeooo:paragraph-rsid="007f43f6"/>
    </style:style>
    <style:style style:name="P42" style:family="paragraph" style:parent-style-name="Standard">
      <style:text-properties officeooo:paragraph-rsid="0007a816"/>
    </style:style>
    <style:style style:name="P43" style:family="paragraph" style:parent-style-name="Standard">
      <style:text-properties fo:color="#33353f" officeooo:paragraph-rsid="000611f2"/>
    </style:style>
    <style:style style:name="P44" style:family="paragraph" style:parent-style-name="Standard">
      <style:text-properties fo:color="#33353f" fo:font-size="8pt" officeooo:rsid="000611f2" officeooo:paragraph-rsid="0025ea18" fo:background-color="transparent" style:font-size-asian="8pt" style:font-size-complex="8pt"/>
    </style:style>
    <style:style style:name="P45" style:family="paragraph" style:parent-style-name="Standard">
      <style:text-properties fo:color="#33353f" style:font-name="Arial" fo:font-size="8pt" officeooo:rsid="00a1106f" officeooo:paragraph-rsid="00a1106f" style:font-size-asian="7pt" style:font-size-complex="8pt"/>
    </style:style>
    <style:style style:name="P46" style:family="paragraph" style:parent-style-name="Table_20_Contents">
      <loext:graphic-properties draw:fill="none"/>
      <style:paragraph-properties fo:margin-left="-0.0783in" fo:margin-right="0in" fo:text-indent="0in" style:auto-text-indent="false" fo:background-color="transparent" style:vertical-align="middle" style:writing-mode="page"/>
    </style:style>
    <style:style style:name="P47" style:family="paragraph" style:parent-style-name="Table_20_Contents">
      <loext:graphic-properties draw:fill="none"/>
      <style:paragraph-properties fo:margin-left="-0.0783in" fo:margin-right="0in" fo:text-align="end" style:justify-single-word="false" fo:text-indent="0in" style:auto-text-indent="false" fo:background-color="transparent" style:vertical-align="middle" style:writing-mode="page"/>
      <style:text-properties officeooo:paragraph-rsid="007d94ce"/>
    </style:style>
    <style:style style:name="P48" style:family="paragraph" style:parent-style-name="Frame_20_contents">
      <style:paragraph-properties fo:text-align="justify" style:justify-single-word="false"/>
    </style:style>
    <style:style style:name="P49" style:family="paragraph" style:parent-style-name="Footer">
      <style:paragraph-properties>
        <style:tab-stops>
          <style:tab-stop style:position="4.9244in" style:type="center"/>
          <style:tab-stop style:position="6.9252in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P50" style:family="paragraph" style:parent-style-name="Text_20_body">
      <style:text-properties officeooo:paragraph-rsid="00a0bc22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P52" style:family="paragraph" style:parent-style-name="Table_20_Contents">
      <loext:graphic-properties draw:fill="none"/>
      <style:paragraph-properties fo:margin-left="-0.0783in" fo:margin-right="0in" fo:text-align="start" style:justify-single-word="false" fo:text-indent="0in" style:auto-text-indent="false" fo:background-color="transparent" style:vertical-align="middle" style:writing-mode="pag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1ea028" style:font-size-asian="14pt" style:font-size-complex="14pt"/>
    </style:style>
    <style:style style:name="T3" style:family="text">
      <style:text-properties style:font-name="arial" fo:font-size="14pt" officeooo:rsid="00a8128d" style:font-size-asian="14pt" style:font-size-complex="14pt"/>
    </style:style>
    <style:style style:name="T4" style:family="text">
      <style:text-properties style:font-name="arial" fo:font-size="14pt" officeooo:rsid="00b797cd" style:font-size-asian="14pt" style:font-size-complex="14pt"/>
    </style:style>
    <style:style style:name="T5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T7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T8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T9" style:family="text">
      <style:text-properties officeooo:rsid="001ea028"/>
    </style:style>
    <style:style style:name="T10" style:family="text">
      <style:text-properties officeooo:rsid="005e658f"/>
    </style:style>
    <style:style style:name="T11" style:family="text">
      <style:text-properties officeooo:rsid="00ab3350"/>
    </style:style>
    <style:style style:name="T12" style:family="text">
      <style:text-properties officeooo:rsid="00aa2377" fo:background-color="transparent" loext:char-shading-value="0"/>
    </style:style>
    <style:style style:name="T13" style:family="text">
      <style:text-properties officeooo:rsid="00ac3bfa" fo:background-color="transparent" loext:char-shading-value="0"/>
    </style:style>
    <style:style style:name="T14" style:family="text">
      <style:text-properties officeooo:rsid="00b2d39c" fo:background-color="transparent" loext:char-shading-value="0"/>
    </style:style>
    <style:style style:name="T15" style:family="text">
      <style:text-properties fo:color="#33353f" officeooo:rsid="00aa2377" fo:background-color="transparent" loext:char-shading-value="0"/>
    </style:style>
    <style:style style:name="T16" style:family="text">
      <style:text-properties fo:color="#33353f" officeooo:rsid="00ac3bfa" fo:background-color="transparent" loext:char-shading-value="0"/>
    </style:style>
    <style:style style:name="T17" style:family="text">
      <style:text-properties fo:color="#33353f" officeooo:rsid="00afcf90" fo:background-color="transparent" loext:char-shading-value="0"/>
    </style:style>
    <style:style style:name="T18" style:family="text">
      <style:text-properties fo:color="#33353f" officeooo:rsid="00b694ec" fo:background-color="transparent" loext:char-shading-value="0"/>
    </style:style>
    <style:style style:name="T19" style:family="text">
      <style:text-properties fo:color="#33353f" officeooo:rsid="00b797cd" fo:background-color="transparent" loext:char-shading-value="0"/>
    </style:style>
    <style:style style:name="T20" style:family="text"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rsid="00b694ec" fo:background-color="transparent" loext:char-shading-value="0" style:font-size-asian="9pt" style:font-style-asian="normal" style:font-weight-asian="normal" style:font-size-complex="9pt" style:text-emphasize="none"/>
    </style:style>
    <style:style style:name="T21" style:family="text">
      <style:text-properties fo:color="#33353f" style:text-outline="false" style:text-line-through-style="none" style:text-line-through-type="none" fo:font-style="normal" fo:text-shadow="none" style:text-underline-style="none" officeooo:rsid="00ac3bfa" fo:background-color="transparent" loext:char-shading-value="0" style:font-style-asian="normal" style:text-emphasize="none"/>
    </style:style>
    <style:style style:name="T22" style:family="text">
      <style:text-properties officeooo:rsid="001e9a63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26ea8" style:font-weight-asian="normal" style:font-weight-complex="normal"/>
    </style:style>
    <style:style style:name="T25" style:family="text">
      <style:text-properties fo:font-weight="normal" officeooo:rsid="00226ea8" fo:background-color="transparent" loext:char-shading-value="0" style:font-weight-asian="normal" style:font-weight-complex="normal"/>
    </style:style>
    <style:style style:name="T26" style:family="text">
      <style:text-properties fo:font-weight="bold" officeooo:rsid="0026472c" style:font-weight-asian="bold" style:font-weight-complex="bold"/>
    </style:style>
    <style:style style:name="T27" style:family="text">
      <style:text-properties officeooo:rsid="0026472c"/>
    </style:style>
    <style:style style:name="T28" style:family="text">
      <style:text-properties officeooo:rsid="00a938be"/>
    </style:style>
    <style:style style:name="T29" style:family="text">
      <style:text-properties officeooo:rsid="00aa788b"/>
    </style:style>
    <style:style style:name="T30" style:family="text">
      <style:text-properties officeooo:rsid="00afca87"/>
    </style:style>
    <style:style style:name="fr1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10002" number:language="fr" number:country="CA">
      <number:number number:decimal-places="2" loext:min-decimal-places="2" number:min-integer-digits="1"/>
    </number:number-style>
    <number:number-style style:name="N10004" number:language="fr" number:country="CA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placeholder text:placeholder-type="text" text:description="Nom partenaire">&lt;o.partner_id.display_name&gt;</text:placeholder> </text:p>
          </table:table-cell>
        </table:table-row>
        <table:table-row>
          <table:table-cell table:style-name="Table1.A1" office:value-type="string">
            <text:p text:style-name="P13"><text:placeholder text:placeholder-type="text" text:description="Adresse_rue">&lt;o.partner_id.street&gt;</text:placeholder></text:p>
          </table:table-cell>
        </table:table-row>
        <table:table-row>
          <table:table-cell table:style-name="Table1.A1" office:value-type="string">
            <text:p text:style-name="P14"><text:text-input text:description="&lt;if test=&quot;o.partner_id.street2&quot;&gt;">If street2 is not empty</text:text-input></text:p>
          </table:table-cell>
        </table:table-row>
        <table:table-row>
          <table:table-cell table:style-name="Table1.A1" office:value-type="string">
            <text:p text:style-name="P12"><text:placeholder text:placeholder-type="text" text:description="Adresse_rue 2">&lt;o.partner_id.street2&gt;</text:placeholder></text:p>
          </table:table-cell>
        </table:table-row>
        <table:table-row>
          <table:table-cell table:style-name="Table1.A1" office:value-type="string">
            <text:p text:style-name="P11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P10"><text:span text:style-name="T23"><text:placeholder text:placeholder-type="text" text:description="Ville">&lt;o.partner_id.city&gt;</text:placeholder></text:span><text:span text:style-name="T23"> </text:span><text:span text:style-name="T24">(</text:span><text:span text:style-name="T25"><text:placeholder text:placeholder-type="text">&lt;o.partner_id.state_id.code&gt;</text:placeholder></text:span><text:span text:style-name="T24">) </text:span><text:span text:style-name="T24"><text:placeholder text:placeholder-type="text" text:description="Code postal">&lt;o.partner_id.zip&gt;</text:placeholder></text:span></text:p>
          </table:table-cell>
        </table:table-row>
        <table:table-row>
          <table:table-cell table:style-name="Table1.A1" office:value-type="string">
            <text:p text:style-name="P9"><text:text-input text:description="&lt;if test=&quot;o.name&quot;&gt;">If o.name is not empty</text:text-input></text:p>
          </table:table-cell>
        </table:table-row>
        <table:table-row>
          <table:table-cell table:style-name="Table1.A1" office:value-type="string">
            <text:p text:style-name="P40"/>
            <text:p text:style-name="P40"><text:span text:style-name="T28">Your Reference </text:span># <text:placeholder text:placeholder-type="text">&lt;o.name&gt;</text:placeholder></text:p>
          </table:table-cell>
        </table:table-row>
        <table:table-row table:style-name="Table1.9">
          <table:table-cell table:style-name="Table1.A1" office:value-type="string">
            <text:p text:style-name="P8"><text:text-input text:description="&lt;/if&gt;">endIf</text:text-input></text:p>
          </table:table-cell>
        </table:table-row>
      </table:table>
      <text:p text:style-name="P44"/>
      <table:table table:name="Table8" table:style-name="Table8">
        <table:table-column table:style-name="Table8.A"/>
        <table:table-row>
          <table:table-cell table:style-name="Table8.A1" office:value-type="string">
            <text:p text:style-name="P52"><text:span text:style-name="T3">I</text:span><text:span text:style-name="T4"><text:text-input text:description="&lt;if test=&quot;o.state != 'draft' &quot;&gt;">If is not draft</text:text-input></text:span></text:p>
            <text:p text:style-name="P51"><text:span text:style-name="T15"><text:text-input text:description="&lt;if test=&quot;o.type == 'out_invoice' &quot;&gt;">If is invoice</text:text-input></text:span><text:span text:style-name="T16">Invoice</text:span><text:span text:style-name="T17"><text:text-input text:description="&lt;/if&gt;">End id</text:text-input></text:span><text:span text:style-name="T16"><text:text-input text:description="&lt;if test=&quot;o.type == 'out_refund' &quot;&gt;">If is refund</text:text-input></text:span><text:span text:style-name="T16">Credit Note</text:span><text:span text:style-name="T17"><text:text-input text:description="&lt;/if&gt;">End if</text:text-input></text:span><text:span text:style-name="T17"> </text:span><text:span text:style-name="T19"># </text:span><text:span text:style-name="T21"><text:placeholder text:placeholder-type="text">&lt;o.number&gt;</text:placeholder></text:span><text:span text:style-name="T21"> </text:span><text:span text:style-name="T18">of </text:span><text:span text:style-name="T21"><text:placeholder text:placeholder-type="text">&lt;format_date(o.date_invoice, 'long')&gt;</text:placeholder></text:span></text:p>
            <text:p text:style-name="P52"><text:span text:style-name="T2"><text:text-input text:description="&lt;/if&gt;">end if</text:text-input></text:span></text:p>
          </table:table-cell>
        </table:table-row>
      </table:table>
      <text:p text:style-name="P42"/>
      <table:table table:name="Tableau2" table:style-name="Tableau2">
        <table:table-column table:style-name="Tableau2.A"/>
        <table:table-column table:style-name="Tableau2.B" table:number-columns-repeated="3"/>
        <table:table-header-rows>
          <table:table-row table:style-name="Tableau2.1">
            <table:table-cell table:style-name="Tableau2.A1" office:value-type="string">
              <text:p text:style-name="P36">Description</text:p>
            </table:table-cell>
            <table:table-cell table:style-name="Tableau2.B1" office:value-type="string">
              <text:p text:style-name="P37">Quantity</text:p>
            </table:table-cell>
            <table:table-cell table:style-name="Tableau2.B1" office:value-type="string">
              <text:p text:style-name="P37">Unit <text:span text:style-name="T30">P</text:span>rice</text:p>
            </table:table-cell>
            <table:table-cell table:style-name="Tableau2.D1" office:value-type="string">
              <text:p text:style-name="P35">T<text:span text:style-name="T22">otal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17"><text:text-input text:description="&lt;for each=&quot;line in o.invoice_line_ids&quot;&gt;">For each</text:text-input></text:p>
          </table:table-cell>
          <table:table-cell table:style-name="Tableau2.B2">
            <text:p text:style-name="P15"/>
          </table:table-cell>
          <table:table-cell table:style-name="Tableau2.C2">
            <text:p text:style-name="P16"/>
          </table:table-cell>
          <table:table-cell table:style-name="Tableau2.D2">
            <text:p text:style-name="P16"/>
          </table:table-cell>
        </table:table-row>
        <table:table-row table:style-name="Tableau2.2">
          <table:table-cell table:style-name="Tableau2.A3" office:value-type="string">
            <text:p text:style-name="P21"><text:placeholder text:placeholder-type="text">&lt;line.name&gt;</text:placeholder></text:p>
          </table:table-cell>
          <table:table-cell table:style-name="Tableau2.B3" office:value-type="float" office:value="0">
            <text:p text:style-name="P22"><text:placeholder text:placeholder-type="text">&lt;line.quantity&gt;</text:placeholder></text:p>
          </table:table-cell>
          <table:table-cell table:style-name="Tableau2.C3" office:value-type="float" office:value="0">
            <text:p text:style-name="P23"><text:placeholder text:placeholder-type="text">&lt;line.price_unit&gt;</text:placeholder></text:p>
          </table:table-cell>
          <table:table-cell table:style-name="Tableau2.D3" office:value-type="float" office:value="0">
            <text:p text:style-name="P24"><text:placeholder text:placeholder-type="text">&lt;line.price_subtotal&gt;</text:placeholder></text:p>
          </table:table-cell>
        </table:table-row>
        <table:table-row table:style-name="Tableau2.2">
          <table:table-cell table:style-name="Tableau2.A4" office:value-type="string">
            <text:p text:style-name="P17"><text:text-input text:description="&lt;/for&gt;">end for</text:text-input></text:p>
          </table:table-cell>
          <table:table-cell table:style-name="Tableau2.B4">
            <text:p text:style-name="P15"/>
          </table:table-cell>
          <table:table-cell table:style-name="Tableau2.C4">
            <text:p text:style-name="P16"/>
          </table:table-cell>
          <table:table-cell table:style-name="Tableau2.D4">
            <text:p text:style-name="P16"/>
          </table:table-cell>
        </table:table-row>
      </table:table>
      <text:p text:style-name="P50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7"/>
          </table:table-cell>
          <table:table-cell table:style-name="Table7.B1" office:value-type="string">
            <text:p text:style-name="P31"><text:span text:style-name="T29">Sub</text:span>-total</text:p>
          </table:table-cell>
          <table:table-cell table:style-name="Table7.C1" office:value-type="float" office:value="0">
            <text:p text:style-name="P32"><text:placeholder text:placeholder-type="text">&lt;o.amount_untaxed&gt;</text:placeholder></text:p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2" office:value-type="string">
            <text:p text:style-name="P33"><text:text-input text:description="&lt;for each=&quot;tax in o. tax_line_ids&quot;&gt;">For each line</text:text-input></text:p>
          </table:table-cell>
          <table:table-cell table:style-name="Table7.C2">
            <text:p text:style-name="P34"/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3" office:value-type="string">
            <text:p text:style-name="P33"><text:placeholder text:placeholder-type="text">&lt;tax.name&gt;</text:placeholder></text:p>
          </table:table-cell>
          <table:table-cell table:style-name="Table7.C2" office:value-type="float" office:value="0">
            <text:p text:style-name="P34"><text:placeholder text:placeholder-type="text">&lt;tax.amount&gt;</text:placeholder></text:p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4" office:value-type="string">
            <text:p text:style-name="P33"><text:text-input text:description="&lt;/for&gt;">End for</text:text-input></text:p>
          </table:table-cell>
          <table:table-cell table:style-name="Table7.C2">
            <text:p text:style-name="P34"/>
          </table:table-cell>
        </table:table-row>
        <table:table-row table:style-name="Table7.1">
          <table:table-cell table:style-name="Table7.A1" office:value-type="string">
            <text:p text:style-name="P7"/>
          </table:table-cell>
          <table:table-cell table:style-name="Table7.B5" office:value-type="string">
            <text:p text:style-name="P38"><text:span text:style-name="T26">Total</text:span><text:span text:style-name="T27"> (</text:span><text:span text:style-name="T27"><text:placeholder text:placeholder-type="text">&lt;o.currency_id.name&gt;</text:placeholder></text:span><text:span text:style-name="T27">)</text:span></text:p>
          </table:table-cell>
          <table:table-cell table:style-name="Table7.C5" office:value-type="float" office:value="0">
            <text:p text:style-name="P39"><text:placeholder text:placeholder-type="text">&lt;o.amount_total&gt;</text:placeholder></text:p>
          </table:table-cell>
        </table:table-row>
      </table:table>
      <text:p text:style-name="P43"/>
      <text:p text:style-name="P43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placeholder text:placeholder-type="text">&lt;o.payment_term_id.note&gt;</text:placeholder></text:p>
          </table:table-cell>
        </table:table-row>
        <text:soft-page-break/>
        <table:table-row>
          <table:table-cell table:style-name="Table2.A1" office:value-type="string">
            <text:p text:style-name="P18"><text:span text:style-name="T30">Due Date</text:span> : <text:placeholder text:placeholder-type="text">&lt;o.date_due&gt;</text:placeholder></text:p>
          </table:table-cell>
        </table:table-row>
        <table:table-row>
          <table:table-cell table:style-name="Table2.A1" office:value-type="string">
            <text:p text:style-name="P19"><text:placeholder text:placeholder-type="text">&lt;o.comment&gt;</text:placeholder> 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6597in" style:rel-column-width="34633*"/>
    </style:style>
    <style:style style:name="Table4.B" style:family="table-column">
      <style:table-column-properties style:column-width="3.2653in" style:rel-column-width="30902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8125in" fo:margin-left="0.1188in" table:align="left"/>
    </style:style>
    <style:style style:name="Table5.A" style:family="table-column">
      <style:table-column-properties style:column-width="3.4271in"/>
    </style:style>
    <style:style style:name="Table5.B" style:family="table-column">
      <style:table-column-properties style:column-width="3.3854in"/>
    </style:style>
    <style:style style:name="Table5.1" style:family="table-row">
      <style:table-row-properties style:min-row-height="0.8646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8069in" table:align="right" style:writing-mode="page"/>
    </style:style>
    <style:style style:name="Table3.A" style:family="table-column">
      <style:table-column-properties style:column-width="4.8049in"/>
    </style:style>
    <style:style style:name="Table3.B" style:family="table-column">
      <style:table-column-properties style:column-width="2.0021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au1" style:family="table">
      <style:table-properties style:width="6.8125in" fo:margin-left="0.1181in" table:align="left" style:writing-mode="page"/>
    </style:style>
    <style:style style:name="Tableau1.A" style:family="table-column">
      <style:table-column-properties style:column-width="2.3125in"/>
    </style:style>
    <style:style style:name="Tableau1.B" style:family="table-column">
      <style:table-column-properties style:column-width="4.5in"/>
    </style:style>
    <style:style style:name="Tableau1.1" style:family="table-row">
      <style:table-row-properties style:min-row-height="0.1563in"/>
    </style:style>
    <style:style style:name="Tableau1.A1" style:family="table-cell">
      <style:table-cell-properties fo:padding="0.0382in" fo:border="none"/>
    </style:style>
    <style:style style:name="MP1" style:family="paragraph" style:parent-style-name="Table_20_Contents">
      <style:text-properties officeooo:paragraph-rsid="007f43f6"/>
    </style:style>
    <style:style style:name="MP2" style:family="paragraph" style:parent-style-name="Table_20_Contents">
      <style:paragraph-properties fo:text-align="end" style:justify-single-word="false"/>
      <style:text-properties officeooo:paragraph-rsid="007f43f6"/>
    </style:style>
    <style:style style:name="MP3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MP4" style:family="paragraph" style:parent-style-name="Standard">
      <style:text-properties officeooo:paragraph-rsid="007f43f6"/>
    </style:style>
    <style:style style:name="MP5" style:family="paragraph" style:parent-style-name="Table_20_Contents">
      <loext:graphic-properties draw:fill="none"/>
      <style:paragraph-properties fo:margin-left="-0.0783in" fo:margin-right="0in" fo:text-indent="0in" style:auto-text-indent="false" fo:background-color="transparent" style:vertical-align="middle" style:writing-mode="page"/>
    </style:style>
    <style:style style:name="MP6" style:family="paragraph" style:parent-style-name="Frame_20_contents">
      <style:paragraph-properties fo:text-align="justify" style:justify-single-word="false"/>
    </style:style>
    <style:style style:name="MP7" style:family="paragraph" style:parent-style-name="Table_20_Contents">
      <loext:graphic-properties draw:fill="none"/>
      <style:paragraph-properties fo:margin-left="-0.0783in" fo:margin-right="0in" fo:text-align="end" style:justify-single-word="false" fo:text-indent="0in" style:auto-text-indent="false" fo:background-color="transparent" style:vertical-align="middle" style:writing-mode="page"/>
      <style:text-properties officeooo:paragraph-rsid="007d94ce"/>
    </style:style>
    <style:style style:name="MP8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MP9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MP10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MP11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MP14" style:family="paragraph" style:parent-style-name="Footer">
      <style:paragraph-properties>
        <style:tab-stops>
          <style:tab-stop style:position="4.9244in" style:type="center"/>
          <style:tab-stop style:position="6.9252in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MT1" style:family="text">
      <style:text-properties style:font-name="arial" fo:font-size="14pt" style:font-size-asian="14pt" style:font-size-complex="14pt"/>
    </style:style>
    <style:style style:name="MT2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MT4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MT5" style:family="text">
      <style:text-properties style:font-name="arial" fo:font-size="14pt" officeooo:rsid="001ea028" style:font-size-asian="14pt" style:font-size-complex="14pt"/>
    </style:style>
    <style:style style:name="MT6" style:family="text">
      <style:text-properties officeooo:rsid="001ea028"/>
    </style:style>
    <style:style style:name="MT7" style:family="text">
      <style:text-properties officeooo:rsid="005e658f"/>
    </style:style>
    <style:style style:name="MT8" style:family="text">
      <style:text-properties style:font-name="arial" fo:font-size="14pt" officeooo:rsid="00a8128d" style:font-size-asian="14pt" style:font-size-complex="14pt"/>
    </style:style>
    <style:style style:name="MT9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MT10" style:family="text">
      <style:text-properties officeooo:rsid="00ab3350"/>
    </style:style>
    <style:style style:name="MT11" style:family="text">
      <style:text-properties officeooo:rsid="00aa2377" fo:background-color="transparent" loext:char-shading-value="0"/>
    </style:style>
    <style:style style:name="MT12" style:family="text">
      <style:text-properties officeooo:rsid="00ac3bfa" fo:background-color="transparent" loext:char-shading-value="0"/>
    </style:style>
    <style:style style:name="MT13" style:family="text">
      <style:text-properties officeooo:rsid="00b2d39c" fo:background-color="transparent" loext:char-shading-value="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draw:frame draw:style-name="Mfr1" draw:name="Image1" text:anchor-type="as-char" svg:width="1.0307in" svg:height="1.0307in" draw:z-index="0"><draw:image xlink:href="Pictures/10000201000003E8000003E8BC45FB7680C66DB5.png" xlink:type="simple" xlink:show="embed" xlink:actuate="onLoad"/></draw:frame></text:p>
            </table:table-cell>
            <table:table-cell table:style-name="Table4.A1" office:value-type="string">
              <text:p text:style-name="MP2"><text:span text:style-name="MT1"><text:text-input text:description="&lt;if test=&quot;o.state == 'draft' &quot;&gt;">Balise ouvrante si facture brouillon</text:text-input></text:span><text:span text:style-name="MT2">***</text:span><text:span text:style-name="MT3">Facture brouillon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>
            <table:table-cell table:style-name="Table4.A1" office:value-type="string">
              <text:p text:style-name="MP3"><text:s text:c="3"/><text:placeholder text:placeholder-type="text">&lt;o.company_id.street&gt;</text:placeholder></text:p>
              <text:p text:style-name="MP3"><text:s text:c="3"/><text:placeholder text:placeholder-type="text">&lt;o.company_id.street2&gt;</text:placeholder></text:p>
              <text:p text:style-name="MP3"><text:s text:c="3"/><text:placeholder text:placeholder-type="text">&lt;o.company_id.city&gt;</text:placeholder> 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4.A1" office:value-type="string">
              <text:p text:style-name="MP3"/>
            </table:table-cell>
          </table:table-row>
        </table:table>
        <text:p text:style-name="MP4"/>
        <text:p text:style-name="MP4"/>
        <text:p text:style-name="MP4"/>
        <text:p text:style-name="MP4"/>
      </style:header>
      <style:header-fir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5"><draw:frame draw:style-name="Mfr2" draw:name="image: asimage(o.company_id.logo)" text:anchor-type="as-char" svg:width="1.6909in" style:rel-width="50%" svg:height="0.8272in" style:rel-height="84%" draw:z-index="1"><draw:text-box><text:p text:style-name="MP6"/></draw:text-box></draw:frame></text:p>
            </table:table-cell>
            <table:table-cell table:style-name="Table5.A1" office:value-type="string">
              <text:p text:style-name="MP7"><text:span text:style-name="MT8"><text:text-input text:description="&lt;if test=&quot;o.state == 'draft' &quot;&gt;">If is draft</text:text-input></text:span><text:span text:style-name="MT2">***</text:span><text:span text:style-name="MT9">Draft</text:span><text:span text:style-name="MT3"> </text:span><text:span text:style-name="MT9">invoice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>
            <table:table-cell table:style-name="Table5.A1" office:value-type="string">
              <text:p text:style-name="MP8"><text:placeholder text:placeholder-type="text">&lt;o.company_id.street&gt;</text:placeholder></text:p>
              <text:p text:style-name="MP8"><text:placeholder text:placeholder-type="text">&lt;o.company_id.street2&gt;</text:placeholder></text:p>
              <text:p text:style-name="MP9"><text:placeholder text:placeholder-type="text">&lt;o.company_id.city&gt;</text:placeholder> 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5.A1" office:value-type="string">
              <text:p text:style-name="MP10"/>
            </table:table-cell>
          </table:table-row>
        </table:table>
        <text:p text:style-name="Header"/>
      </style:header-first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1"><text:text-input text:description="o.company_id.report_footer"/><text:placeholder text:placeholder-type="text">&lt;o.company_id.report_footer&gt;</text:placeholder></text:p>
            </table:table-cell>
            <table:table-cell table:style-name="Table3.B1" office:value-type="string">
              <text:p text:style-name="MP12">Page <text:page-number text:select-page="current">2</text:page-number> de <text:page-count>2</text:page-count></text:p>
              <text:p text:style-name="MP13">Facture # <text:placeholder text:placeholder-type="text">&lt;o.number&gt;</text:placeholder></text:p>
            </table:table-cell>
          </table:table-row>
        </table:table>
        <text:p text:style-name="MP14"/>
      </style:footer>
      <style:footer-first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5"><text:placeholder text:placeholder-type="text">&lt;o.company_id.report_footer&gt;</text:placeholder></text:p>
            </table:table-cell>
            <table:table-cell table:style-name="Tableau1.A1" office:value-type="string">
              <text:p text:style-name="MP16">Page <text:page-number text:select-page="current">1</text:page-number> <text:span text:style-name="MT10">of</text:span> <text:page-count>2</text:page-count></text:p>
              <text:p text:style-name="MP17"><text:span text:style-name="MT11"><text:text-input text:description="&lt;if test=&quot;o.type == 'out_invoice' &quot;&gt;">If is invoice</text:text-input></text:span><text:span text:style-name="MT12">Invoice</text:span><text:span text:style-name="MT13"><text:text-input text:description="&lt;/if&gt;">End if</text:text-input></text:span><text:span text:style-name="MT12"><text:text-input text:description="&lt;if test=&quot;o.type == 'out_refund' &quot;&gt;">If is refund</text:text-input></text:span><text:span text:style-name="MT12">Credit Note</text:span><text:span text:style-name="MT13"><text:text-input text:description="&lt;/if&gt;">End if</text:text-input></text:span> # <text:placeholder text:placeholder-type="text">&lt;o.number&gt;</text:placeholder></text:p>
            </table:table-cell>
          </table:table-row>
        </table:table>
        <text:p text:style-name="MP14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8:56:00.191663599</meta:creation-date>
    <dc:date>2018-05-08T12:34:44.027427290</dc:date>
    <meta:editing-duration>PT10H45M42S</meta:editing-duration>
    <meta:editing-cycles>159</meta:editing-cycles>
    <meta:generator>LibreOffice/5.1.6.2$Linux_X86_64 LibreOffice_project/10m0$Build-2</meta:generator>
    <meta:document-statistic meta:table-count="9" meta:image-count="1" meta:object-count="0" meta:page-count="2" meta:paragraph-count="49" meta:word-count="183" meta:character-count="1213" meta:non-whitespace-character-count="1131"/>
  </office:meta>
</office:document-meta>
</file>